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enja">
            <text:p>Senja</text:p>
          </table:table-cell>
          <table:table-cell office:value-type="string" office:value="radiocarbon">
            <text:p>radiocarbon</text:p>
          </table:table-cell>
          <table:table-cell office:value-type="string" office:value="T-511">
            <text:p>T-511</text:p>
          </table:table-cell>
          <table:table-cell office:value-type="float" office:value="69.36666666666666">
            <text:p>69.36666666666666</text:p>
          </table:table-cell>
          <table:table-cell office:value-type="float" office:value="18.083333333333332">
            <text:p>18.083333333333332</text:p>
          </table:table-cell>
          <table:table-cell office:value-type="float" office:value="11290.0">
            <text:p>11290.0</text:p>
          </table:table-cell>
          <table:table-cell office:value-type="float" office:value="210.0">
            <text:p>210.0</text:p>
          </table:table-cell>
          <table:table-cell office:value-type="string" office:value="mya truncata and macoma calcarea">
            <text:p>mya truncata and macoma calcarea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39.0">
            <text:p>39.0</text:p>
          </table:table-cell>
          <table:table-cell office:value-type="float" office:value="3.17">
            <text:p>3.17</text:p>
          </table:table-cell>
          <table:table-cell office:value-type="float" office:value="3.167708410236195">
            <text:p>3.167708410236195</text:p>
          </table:table-cell>
          <table:table-cell office:value-type="string" office:value="Andersen1968,CreelEtal2022">
            <text:p>Andersen1968,CreelEtal2022</text:p>
          </table:table-cell>
        </table:table-row>
        <table:table-row>
          <table:table-cell office:value-type="string" office:value="Senja">
            <text:p>Senja</text:p>
          </table:table-cell>
          <table:table-cell office:value-type="string" office:value="radiocarbon">
            <text:p>radiocarbon</text:p>
          </table:table-cell>
          <table:table-cell office:value-type="string" office:value="T-10088">
            <text:p>T-10088</text:p>
          </table:table-cell>
          <table:table-cell office:value-type="float" office:value="69.483056">
            <text:p>69.483056</text:p>
          </table:table-cell>
          <table:table-cell office:value-type="float" office:value="17.405668">
            <text:p>17.405668</text:p>
          </table:table-cell>
          <table:table-cell office:value-type="float" office:value="6660.0">
            <text:p>6660.0</text:p>
          </table:table-cell>
          <table:table-cell office:value-type="float" office:value="90.0">
            <text:p>90.0</text:p>
          </table:table-cell>
          <table:table-cell office:value-type="string" office:value="arctica islandica">
            <text:p>arctica islandic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14.04">
            <text:p>14.04</text:p>
          </table:table-cell>
          <table:table-cell office:value-type="float" office:value="1.45">
            <text:p>1.45</text:p>
          </table:table-cell>
          <table:table-cell office:value-type="float" office:value="1.4524724153301865">
            <text:p>1.4524724153301865</text:p>
          </table:table-cell>
          <table:table-cell office:value-type="string" office:value="Moller1995,CreelEtal2022">
            <text:p>Moller1995,CreelEtal2022</text:p>
          </table:table-cell>
        </table:table-row>
        <table:table-row>
          <table:table-cell office:value-type="string" office:value="Senja">
            <text:p>Senja</text:p>
          </table:table-cell>
          <table:table-cell office:value-type="string" office:value="radiocarbon">
            <text:p>radiocarbon</text:p>
          </table:table-cell>
          <table:table-cell office:value-type="string" office:value="T-50">
            <text:p>T-50</text:p>
          </table:table-cell>
          <table:table-cell office:value-type="float" office:value="69.36666666666666">
            <text:p>69.36666666666666</text:p>
          </table:table-cell>
          <table:table-cell office:value-type="float" office:value="18.083333333333332">
            <text:p>18.083333333333332</text:p>
          </table:table-cell>
          <table:table-cell office:value-type="float" office:value="10500.0">
            <text:p>10500.0</text:p>
          </table:table-cell>
          <table:table-cell office:value-type="float" office:value="400.0">
            <text:p>400.0</text:p>
          </table:table-cell>
          <table:table-cell office:value-type="string" office:value="macoma calcarea">
            <text:p>macoma calcare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6.0">
            <text:p>46.0</text:p>
          </table:table-cell>
          <table:table-cell office:value-type="float" office:value="3.17">
            <text:p>3.17</text:p>
          </table:table-cell>
          <table:table-cell office:value-type="float" office:value="3.167708410236195">
            <text:p>3.167708410236195</text:p>
          </table:table-cell>
          <table:table-cell office:value-type="string" office:value="Nydal1959,CreelEtal2022">
            <text:p>Nydal1959,CreelEtal2022</text:p>
          </table:table-cell>
        </table:table-row>
        <table:table-row>
          <table:table-cell office:value-type="string" office:value="Senja">
            <text:p>Senja</text:p>
          </table:table-cell>
          <table:table-cell office:value-type="string" office:value="radiocarbon">
            <text:p>radiocarbon</text:p>
          </table:table-cell>
          <table:table-cell office:value-type="string" office:value="T-4196">
            <text:p>T-4196</text:p>
          </table:table-cell>
          <table:table-cell office:value-type="float" office:value="69.6365">
            <text:p>69.6365</text:p>
          </table:table-cell>
          <table:table-cell office:value-type="float" office:value="18.01">
            <text:p>18.01</text:p>
          </table:table-cell>
          <table:table-cell office:value-type="float" office:value="3870.0">
            <text:p>3870.0</text:p>
          </table:table-cell>
          <table:table-cell office:value-type="float" office:value="90.0">
            <text:p>90.0</text:p>
          </table:table-cell>
          <table:table-cell office:value-type="string" office:value="whole whale skeleton">
            <text:p>whole whale skeleton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7.02">
            <text:p>7.02</text:p>
          </table:table-cell>
          <table:table-cell office:value-type="float" office:value="1.15">
            <text:p>1.15</text:p>
          </table:table-cell>
          <table:table-cell office:value-type="float" office:value="1.1484296152199394">
            <text:p>1.1484296152199394</text:p>
          </table:table-cell>
          <table:table-cell office:value-type="string" office:value="Moller1984,CreelEtal2022">
            <text:p>Moller1984,CreelEtal2022</text:p>
          </table:table-cell>
        </table:table-row>
        <table:table-row>
          <table:table-cell office:value-type="string" office:value="Senja">
            <text:p>Senja</text:p>
          </table:table-cell>
          <table:table-cell office:value-type="string" office:value="radiocarbon">
            <text:p>radiocarbon</text:p>
          </table:table-cell>
          <table:table-cell office:value-type="string" office:value="T-173">
            <text:p>T-173</text:p>
          </table:table-cell>
          <table:table-cell office:value-type="float" office:value="69.08333333333333">
            <text:p>69.08333333333333</text:p>
          </table:table-cell>
          <table:table-cell office:value-type="float" office:value="17.666666666666668">
            <text:p>17.666666666666668</text:p>
          </table:table-cell>
          <table:table-cell office:value-type="float" office:value="10100.0">
            <text:p>10100.0</text:p>
          </table:table-cell>
          <table:table-cell office:value-type="float" office:value="500.0">
            <text:p>500.0</text:p>
          </table:table-cell>
          <table:table-cell office:value-type="string" office:value="porlandia arctica macoma calcarea">
            <text:p>porlandia arctica macoma calcare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50.0">
            <text:p>50.0</text:p>
          </table:table-cell>
          <table:table-cell office:value-type="float" office:value="3.17">
            <text:p>3.17</text:p>
          </table:table-cell>
          <table:table-cell office:value-type="float" office:value="3.167205241087738">
            <text:p>3.167205241087738</text:p>
          </table:table-cell>
          <table:table-cell office:value-type="string" office:value="Andersen1968,NydalEtal1970,CreelEtal2022">
            <text:p>Andersen1968,NydalEtal1970,CreelEtal2022</text:p>
          </table:table-cell>
        </table:table-row>
        <table:table-row>
          <table:table-cell office:value-type="string" office:value="Senja">
            <text:p>Senja</text:p>
          </table:table-cell>
          <table:table-cell office:value-type="string" office:value="radiocarbon">
            <text:p>radiocarbon</text:p>
          </table:table-cell>
          <table:table-cell office:value-type="string" office:value="T-10089">
            <text:p>T-10089</text:p>
          </table:table-cell>
          <table:table-cell office:value-type="float" office:value="69.483056">
            <text:p>69.483056</text:p>
          </table:table-cell>
          <table:table-cell office:value-type="float" office:value="17.405668">
            <text:p>17.405668</text:p>
          </table:table-cell>
          <table:table-cell office:value-type="float" office:value="6470.0">
            <text:p>6470.0</text:p>
          </table:table-cell>
          <table:table-cell office:value-type="float" office:value="90.0">
            <text:p>90.0</text:p>
          </table:table-cell>
          <table:table-cell office:value-type="string" office:value="arctica islandica">
            <text:p>arctica islandic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9.54">
            <text:p>9.54</text:p>
          </table:table-cell>
          <table:table-cell office:value-type="float" office:value="1.45">
            <text:p>1.45</text:p>
          </table:table-cell>
          <table:table-cell office:value-type="float" office:value="1.4524724153301865">
            <text:p>1.4524724153301865</text:p>
          </table:table-cell>
          <table:table-cell office:value-type="string" office:value="Moller1995,CreelEtal2022">
            <text:p>Moller1995,CreelEtal2022</text:p>
          </table:table-cell>
        </table:table-row>
        <table:table-row>
          <table:table-cell office:value-type="string" office:value="Senja">
            <text:p>Senja</text:p>
          </table:table-cell>
          <table:table-cell office:value-type="string" office:value="radiocarbon">
            <text:p>radiocarbon</text:p>
          </table:table-cell>
          <table:table-cell office:value-type="string" office:value="T-10087">
            <text:p>T-10087</text:p>
          </table:table-cell>
          <table:table-cell office:value-type="float" office:value="69.483056">
            <text:p>69.483056</text:p>
          </table:table-cell>
          <table:table-cell office:value-type="float" office:value="17.405668">
            <text:p>17.405668</text:p>
          </table:table-cell>
          <table:table-cell office:value-type="float" office:value="6910.0">
            <text:p>6910.0</text:p>
          </table:table-cell>
          <table:table-cell office:value-type="float" office:value="55.0">
            <text:p>55.0</text:p>
          </table:table-cell>
          <table:table-cell office:value-type="string" office:value="arctica islandica">
            <text:p>arctica islandic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4.54">
            <text:p>4.54</text:p>
          </table:table-cell>
          <table:table-cell office:value-type="float" office:value="1.45">
            <text:p>1.45</text:p>
          </table:table-cell>
          <table:table-cell office:value-type="float" office:value="1.4524724153301865">
            <text:p>1.4524724153301865</text:p>
          </table:table-cell>
          <table:table-cell office:value-type="string" office:value="Moller1995,CreelEtal2022">
            <text:p>Moller1995,CreelEtal2022</text:p>
          </table:table-cell>
        </table:table-row>
        <table:table-row>
          <table:table-cell office:value-type="string" office:value="Senja">
            <text:p>Senja</text:p>
          </table:table-cell>
          <table:table-cell office:value-type="string" office:value="radiocarbon">
            <text:p>radiocarbon</text:p>
          </table:table-cell>
          <table:table-cell office:value-type="string" office:value="T-174">
            <text:p>T-174</text:p>
          </table:table-cell>
          <table:table-cell office:value-type="float" office:value="69.36666666666666">
            <text:p>69.36666666666666</text:p>
          </table:table-cell>
          <table:table-cell office:value-type="float" office:value="18.083333333333332">
            <text:p>18.083333333333332</text:p>
          </table:table-cell>
          <table:table-cell office:value-type="float" office:value="11150.0">
            <text:p>11150.0</text:p>
          </table:table-cell>
          <table:table-cell office:value-type="float" office:value="500.0">
            <text:p>500.0</text:p>
          </table:table-cell>
          <table:table-cell office:value-type="string" office:value="macoma calcarea">
            <text:p>macoma calcare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27.0">
            <text:p>27.0</text:p>
          </table:table-cell>
          <table:table-cell office:value-type="float" office:value="3.17">
            <text:p>3.17</text:p>
          </table:table-cell>
          <table:table-cell office:value-type="float" office:value="3.167708410236195">
            <text:p>3.167708410236195</text:p>
          </table:table-cell>
          <table:table-cell office:value-type="string" office:value="Andersen1968,NydalEtal1970,CreelEtal2022">
            <text:p>Andersen1968,NydalEtal1970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